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228in"/>
    </style:style>
    <style:style style:name="co3" style:family="table-column">
      <style:table-column-properties fo:break-before="auto" style:column-width="1.348in"/>
    </style:style>
    <style:style style:name="co4" style:family="table-column">
      <style:table-column-properties fo:break-before="auto" style:column-width="1.7984in"/>
    </style:style>
    <style:style style:name="co5" style:family="table-column">
      <style:table-column-properties fo:break-before="auto" style:column-width="1.8673in"/>
    </style:style>
    <style:style style:name="co6" style:family="table-column">
      <style:table-column-properties fo:break-before="auto" style:column-width="1.8945in"/>
    </style:style>
    <style:style style:name="co7" style:family="table-column">
      <style:table-column-properties fo:break-before="auto" style:column-width="1.5665in"/>
    </style:style>
    <style:style style:name="co8" style:family="table-column">
      <style:table-column-properties fo:break-before="auto" style:column-width="1.4437in"/>
    </style:style>
    <style:style style:name="co9" style:family="table-column">
      <style:table-column-properties fo:break-before="auto" style:column-width="2.0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 style:data-style-name="N99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0" style:family="table-cell" style:parent-style-name="Default" style:data-style-name="N99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13" style:family="table-cell" style:parent-style-name="Default" style:data-style-name="N0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14" style:family="table-cell" style:parent-style-name="Default" style:data-style-name="N0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 style:data-style-name="N99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</style:style>
    <style:style style:name="ce16" style:family="table-cell" style:parent-style-name="Default" style:data-style-name="N99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7" style:family="table-cell" style:parent-style-name="Default" style:data-style-name="N0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2">
          <table:table-cell table:style-name="ce1" office:value-type="string">
            <text:p>Non terminal</text:p>
          </table:table-cell>
          <table:table-cell table:style-name="ce7" office:value-type="string">
            <text:p>terminal</text:p>
          </table:table-cell>
          <table:table-cell table:style-name="ce1" office:value-type="string">
            <text:p>production rule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label&gt;</text:p>
          </table:table-cell>
          <table:table-cell office:value-type="string">
            <text:p>"label</text:p>
          </table:table-cell>
          <table:table-cell office:value-type="string">
            <text:p>"label"</text:p>
          </table:table-cell>
          <table:table-cell office:value-type="string">
            <text:p>:</text:p>
          </table:table-cell>
          <table:table-cell office:value-type="string">
            <text:p>&lt;text&gt;</text:p>
          </table:table-cell>
          <table:table-cell office:value-type="string">
            <text:p>&lt;label set&gt;</text:p>
          </table:table-cell>
          <table:table-cell table:number-columns-repeated="1018"/>
        </table:table-row>
        <table:table-row table:style-name="ro2">
          <table:table-cell office:value-type="string">
            <text:p>&lt;vector3D&gt;</text:p>
          </table:table-cell>
          <table:table-cell table:number-columns-repeated="2" office:value-type="string">
            <text:p>[</text:p>
          </table:table-cell>
          <table:table-cell office:value-type="string">
            <text:p>&lt;number&gt;</text:p>
          </table:table-cell>
          <table:table-cell office:value-type="string">
            <text:p>,</text:p>
          </table:table-cell>
          <table:table-cell office:value-type="string">
            <text:p>&lt;number&gt;</text:p>
          </table:table-cell>
          <table:table-cell office:value-type="string">
            <text:p>,</text:p>
          </table:table-cell>
          <table:table-cell office:value-type="string">
            <text:p>&lt;number&gt;</text:p>
          </table:table-cell>
          <table:table-cell office:value-type="string">
            <text:p>]</text:p>
          </table:table-cell>
          <table:table-cell office:value-type="string">
            <text:p>&lt;vector3d set&gt;</text:p>
          </table:table-cell>
          <table:table-cell table:number-columns-repeated="1014"/>
        </table:table-row>
        <table:table-row table:style-name="ro3">
          <table:table-cell office:value-type="string">
            <text:p>&lt;vector3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reference&gt;</text:p>
          </table:table-cell>
          <table:table-cell table:number-columns-repeated="2" office:value-type="string">
            <text:p>&lt;int&gt;</text:p>
          </table:table-cell>
          <table:table-cell office:value-type="string">
            <text:p>&lt;reference set&gt;</text:p>
          </table:table-cell>
          <table:table-cell table:number-columns-repeated="1020"/>
        </table:table-row>
        <table:table-row table:style-name="ro3">
          <table:table-cell office:value-type="string">
            <text:p>&lt;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reference list&gt;</text:p>
          </table:table-cell>
          <table:table-cell table:number-columns-repeated="2"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&lt;reference follow&gt;</text:p>
          </table:table-cell>
          <table:table-cell office:value-type="string">
            <text:p>]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&lt;reference follow&gt;</text:p>
          </table:table-cell>
          <table:table-cell office:value-type="string">
            <text:p>,</text:p>
          </table:table-cell>
          <table:table-cell office:value-type="string">
            <text:p>&lt;reference&gt;</text:p>
          </table:table-cell>
          <table:table-cell office:value-type="string">
            <text:p>&lt;reference follow&gt;</text:p>
          </table:table-cell>
          <table:table-cell table:number-columns-repeated="1020"/>
        </table:table-row>
        <table:table-row table:style-name="ro3">
          <table:table-cell table:style-name="ce3"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&lt;multi reference&gt;</text:p>
          </table:table-cell>
          <table:table-cell office:value-type="string">
            <text:p>&lt;int&gt;</text:p>
          </table:table-cell>
          <table:table-cell table:style-name="ce14" office:value-type="string">
            <text:p>&lt;reference&gt;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2" office:value-type="string">
            <text:p>[</text:p>
          </table:table-cell>
          <table:table-cell table:style-name="ce14" office:value-type="string">
            <text:p>&lt;reference&gt;</text:p>
          </table:table-cell>
          <table:table-cell office:value-type="string">
            <text:p>,</text:p>
          </table:table-cell>
          <table:table-cell office:value-type="string">
            <text:p>&lt;reference&gt;</text:p>
          </table:table-cell>
          <table:table-cell office:value-type="string">
            <text:p>]</text:p>
          </table:table-cell>
          <table:table-cell office:value-type="string">
            <text:p>&lt;multi reference set&gt;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&lt;multi 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4" office:value-type="string">
            <text:p>&lt;boolean</text:p>
          </table:table-cell>
          <table:table-cell table:style-name="ce9" office:value-type="boolean" office:boolean-value="true">
            <text:p>TRUE</text:p>
          </table:table-cell>
          <table:table-cell table:style-name="ce15" office:value-type="boolean" office:boolean-value="true">
            <text:p>TRUE</text:p>
          </table:table-cell>
          <table:table-cell table:style-name="ce5" table:number-columns-repeated="1021"/>
        </table:table-row>
        <table:table-row table:style-name="ro3">
          <table:table-cell table:style-name="ce3"/>
          <table:table-cell table:style-name="ce10" office:value-type="boolean" office:boolean-value="false">
            <text:p>FALSE</text:p>
          </table:table-cell>
          <table:table-cell table:style-name="ce16" office:value-type="boolean" office:boolean-value="false">
            <text:p>FALS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&lt;number&gt;</text:p>
          </table:table-cell>
          <table:table-cell table:style-name="ce11" office:value-type="string">
            <text:p>&lt;float&gt;</text:p>
          </table:table-cell>
          <table:table-cell table:style-name="ce5" office:value-type="string">
            <text:p>&lt;float&gt;</text:p>
          </table:table-cell>
          <table:table-cell table:style-name="ce5" office:value-type="string">
            <text:p>&lt;float set&gt;</text:p>
          </table:table-cell>
          <table:table-cell table:style-name="ce5" table:number-columns-repeated="1020"/>
        </table:table-row>
        <table:table-row table:style-name="ro2">
          <table:table-cell/>
          <table:table-cell table:number-columns-repeated="2" office:value-type="string">
            <text:p>&lt;int&gt;</text:p>
          </table:table-cell>
          <table:table-cell office:value-type="string">
            <text:p>&lt;int to float set&gt;</text:p>
          </table:table-cell>
          <table:table-cell table:number-columns-repeated="1020"/>
        </table:table-row>
        <table:table-row table:style-name="ro3">
          <table:table-cell office:value-type="string">
            <text:p>&lt;float set&gt;</text:p>
          </table:table-cell>
          <table:table-cell table:style-name="ce12"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int to float set&gt;</text:p>
          </table:table-cell>
          <table:table-cell table:style-name="ce12"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</table:table-row>
        <table:table-row table:style-name="ro3">
          <table:table-cell/>
          <table:table-cell table:style-name="ce12"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13" office:value-type="string">
            <text:p>}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start&gt;</text:p>
          </table:table-cell>
          <table:table-cell office:value-type="string">
            <text:p>{</text:p>
          </table:table-cell>
          <table:table-cell office:value-type="string">
            <text:p>&lt;document&gt;</text:p>
          </table:table-cell>
          <table:table-cell office:value-type="string">
            <text:p>&lt;EOF&gt;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>
            <text:p>&lt;EOF&gt;</text:p>
          </table:table-cell>
          <table:table-cell table:number-columns-repeated="1021"/>
        </table:table-row>
        <table:table-row table:style-name="ro2">
          <table:table-cell office:value-type="string">
            <text:p>&lt;document&gt;</text:p>
          </table:table-cell>
          <table:table-cell table:number-columns-repeated="2" office:value-type="string">
            <text:p>{</text:p>
          </table:table-cell>
          <table:table-cell office:value-type="string">
            <text:p>&lt;header&gt;</text:p>
          </table:table-cell>
          <table:table-cell office:value-type="string">
            <text:p>,</text:p>
          </table:table-cell>
          <table:table-cell office:value-type="string">
            <text:p>&lt;material list&gt;</text:p>
          </table:table-cell>
          <table:table-cell office:value-type="string">
            <text:p>,</text:p>
          </table:table-cell>
          <table:table-cell office:value-type="string">
            <text:p>&lt;node list&gt;</text:p>
          </table:table-cell>
          <table:table-cell office:value-type="string">
            <text:p>,</text:p>
          </table:table-cell>
          <table:table-cell office:value-type="string">
            <text:p>&lt;element list&gt;</text:p>
          </table:table-cell>
          <table:table-cell office:value-type="string">
            <text:p>&lt;element list follow&gt;</text:p>
          </table:table-cell>
          <table:table-cell office:value-type="string">
            <text:p>}</text:p>
          </table:table-cell>
          <table:table-cell table:number-columns-repeated="1012"/>
        </table:table-row>
        <table:table-row table:style-name="ro2">
          <table:table-cell office:value-type="string">
            <text:p>&lt;header&gt;</text:p>
          </table:table-cell>
          <table:table-cell table:number-columns-repeated="2" office:value-type="string">
            <text:p>"fem"</text:p>
          </table:table-cell>
          <table:table-cell office:value-type="string">
            <text:p>:</text:p>
          </table:table-cell>
          <table:table-cell office:value-type="string">
            <text:p>{</text:p>
          </table:table-cell>
          <table:table-cell office:value-type="string">
            <text:p>&lt;format version&gt;</text:p>
          </table:table-cell>
          <table:table-cell office:value-type="string">
            <text:p>,</text:p>
          </table:table-cell>
          <table:table-cell office:value-type="string">
            <text:p>&lt;model type&gt;</text:p>
          </table:table-cell>
          <table:table-cell office:value-type="string">
            <text:p>}</text:p>
          </table:table-cell>
          <table:table-cell table:number-columns-repeated="1015"/>
        </table:table-row>
        <table:table-row table:style-name="ro2">
          <table:table-cell office:value-type="string">
            <text:p>&lt;format version&gt;</text:p>
          </table:table-cell>
          <table:table-cell table:number-columns-repeated="2" office:value-type="string">
            <text:p>"version"</text:p>
          </table:table-cell>
          <table:table-cell office:value-type="string">
            <text:p>:</text:p>
          </table:table-cell>
          <table:table-cell office:value-type="string">
            <text:p>"1.0"</text:p>
          </table:table-cell>
          <table:table-cell table:number-columns-repeated="1019"/>
        </table:table-row>
        <table:table-row table:style-name="ro2">
          <table:table-cell office:value-type="string">
            <text:p>&lt;model type&gt;</text:p>
          </table:table-cell>
          <table:table-cell table:number-columns-repeated="2"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"3D solid"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&lt;material list&gt;</text:p>
          </table:table-cell>
          <table:table-cell table:style-name="ce11" office:value-type="string">
            <text:p>"materials"</text:p>
          </table:table-cell>
          <table:table-cell table:style-name="ce5" office:value-type="string">
            <text:p>"material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material&gt;</text:p>
          </table:table-cell>
          <table:table-cell table:style-name="ce5" office:value-type="string">
            <text:p>&lt;material set&gt;</text:p>
          </table:table-cell>
          <table:table-cell table:style-name="ce5" office:value-type="string">
            <text:p>&lt;material follow&gt;</text:p>
          </table:table-cell>
          <table:table-cell table:style-name="ce5" office:value-type="string">
            <text:p>]</text:p>
          </table:table-cell>
          <table:table-cell table:style-name="ce5" table:number-columns-repeated="1015"/>
        </table:table-row>
        <table:table-row table:style-name="ro2">
          <table:table-cell office:value-type="string">
            <text:p>&lt;material&gt;</text:p>
          </table:table-cell>
          <table:table-cell table:number-columns-repeated="2" office:value-type="string">
            <text:p>{</text:p>
          </table:table-cell>
          <table:table-cell office:value-type="string">
            <text:p>&lt;material type&gt;</text:p>
          </table:table-cell>
          <table:table-cell office:value-type="string">
            <text:p>,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&lt;young modulus&gt;</text:p>
          </table:table-cell>
          <table:table-cell office:value-type="string">
            <text:p>,</text:p>
          </table:table-cell>
          <table:table-cell office:value-type="string">
            <text:p>&lt;poisson coefficient&gt;</text:p>
          </table:table-cell>
          <table:table-cell office:value-type="string">
            <text:p>,</text:p>
          </table:table-cell>
          <table:table-cell office:value-type="string">
            <text:p>&lt;elastic limit&gt;</text:p>
          </table:table-cell>
          <table:table-cell office:value-type="string">
            <text:p>}</text:p>
          </table:table-cell>
          <table:table-cell table:number-columns-repeated="1011"/>
        </table:table-row>
        <table:table-row table:style-name="ro2">
          <table:table-cell office:value-type="string">
            <text:p>&lt;material type&gt;</text:p>
          </table:table-cell>
          <table:table-cell table:number-columns-repeated="2"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"elastic linear"</text:p>
          </table:table-cell>
          <table:table-cell table:number-columns-repeated="1019"/>
        </table:table-row>
        <table:table-row table:style-name="ro2">
          <table:table-cell office:value-type="string">
            <text:p>&lt;young modulus&gt;</text:p>
          </table:table-cell>
          <table:table-cell table:number-columns-repeated="2" office:value-type="string">
            <text:p>"E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young modulus set&gt;</text:p>
          </table:table-cell>
          <table:table-cell table:number-columns-repeated="1018"/>
        </table:table-row>
        <table:table-row table:style-name="ro3">
          <table:table-cell office:value-type="string">
            <text:p>&lt;young modulus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poisson coefficient&gt;</text:p>
          </table:table-cell>
          <table:table-cell table:number-columns-repeated="2" office:value-type="string">
            <text:p>"nu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poisson coefficient set&gt;</text:p>
          </table:table-cell>
          <table:table-cell table:number-columns-repeated="1018"/>
        </table:table-row>
        <table:table-row table:style-name="ro3">
          <table:table-cell office:value-type="string">
            <text:p>&lt;poisson coefficient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astic limit&gt;</text:p>
          </table:table-cell>
          <table:table-cell table:number-columns-repeated="2" office:value-type="string">
            <text:p>"f_y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elastic limit set&gt;</text:p>
          </table:table-cell>
          <table:table-cell table:number-columns-repeated="1018"/>
        </table:table-row>
        <table:table-row table:style-name="ro3">
          <table:table-cell office:value-type="string">
            <text:p>&lt;elastic limit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material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material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material&gt;</text:p>
          </table:table-cell>
          <table:table-cell office:value-type="string">
            <text:p>&lt;material set&gt;</text:p>
          </table:table-cell>
          <table:table-cell office:value-type="string">
            <text:p>&lt;material follow&gt;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table:style-name="ce5" office:value-type="string">
            <text:p>&lt;node list&gt;</text:p>
          </table:table-cell>
          <table:table-cell table:style-name="ce11" office:value-type="string">
            <text:p>"nodes"</text:p>
          </table:table-cell>
          <table:table-cell table:style-name="ce5" office:value-type="string">
            <text:p>"node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&gt;</text:p>
          </table:table-cell>
          <table:table-cell table:style-name="ce5" office:value-type="string">
            <text:p>&lt;node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node&gt;</text:p>
          </table:table-cell>
          <table:table-cell table:number-columns-repeated="2"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,</text:p>
          </table:table-cell>
          <table:table-cell office:value-type="string">
            <text:p>&lt;vector3D&gt;</text:p>
          </table:table-cell>
          <table:table-cell office:value-type="string">
            <text:p>]</text:p>
          </table:table-cell>
          <table:table-cell office:value-type="string">
            <text:p>&lt;node set&gt;</text:p>
          </table:table-cell>
          <table:table-cell table:number-columns-repeated="1016"/>
        </table:table-row>
        <table:table-row table:style-name="ro3">
          <table:table-cell office:value-type="string">
            <text:p>&lt;nod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e&gt;</text:p>
          </table:table-cell>
          <table:table-cell office:value-type="string">
            <text:p>&lt;node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table:style-name="ce5" office:value-type="string">
            <text:p>&lt;element list&gt;</text:p>
          </table:table-cell>
          <table:table-cell table:style-name="ce11" office:value-type="string">
            <text:p>"elements"</text:p>
          </table:table-cell>
          <table:table-cell table:style-name="ce5" office:value-type="string">
            <text:p>"element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element&gt;</text:p>
          </table:table-cell>
          <table:table-cell table:style-name="ce5" office:value-type="string">
            <text:p>&lt;element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element&gt;</text:p>
          </table:table-cell>
          <table:table-cell table:number-columns-repeated="2" office:value-type="string">
            <text:p>{</text:p>
          </table:table-cell>
          <table:table-cell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&lt;element type&gt;</text:p>
          </table:table-cell>
          <table:table-cell office:value-type="string">
            <text:p>&lt;element type follow&gt;</text:p>
          </table:table-cell>
          <table:table-cell office:value-type="string">
            <text:p>}</text:p>
          </table:table-cell>
          <table:table-cell table:number-columns-repeated="1016"/>
        </table:table-row>
        <table:table-row table:style-name="ro2">
          <table:table-cell office:value-type="string">
            <text:p>&lt;element type&gt;</text:p>
          </table:table-cell>
          <table:table-cell office:value-type="string">
            <text:p>"hexahedron8"</text:p>
          </table:table-cell>
          <table:table-cell office:value-type="string">
            <text:p>&lt;element hexahedron8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hexahedron20"</text:p>
          </table:table-cell>
          <table:table-cell office:value-type="string">
            <text:p>&lt;element hexahedron20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hexahedron27"</text:p>
          </table:table-cell>
          <table:table-cell office:value-type="string">
            <text:p>&lt;element hexahedron27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tetrahedron4"</text:p>
          </table:table-cell>
          <table:table-cell office:value-type="string">
            <text:p>&lt;element tetrahedron4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tetrahedron10"</text:p>
          </table:table-cell>
          <table:table-cell office:value-type="string">
            <text:p>&lt;element tetrahedron10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6"</text:p>
          </table:table-cell>
          <table:table-cell office:value-type="string">
            <text:p>&lt;element prism6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15"</text:p>
          </table:table-cell>
          <table:table-cell office:value-type="string">
            <text:p>&lt;element prism15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18"</text:p>
          </table:table-cell>
          <table:table-cell office:value-type="string">
            <text:p>&lt;element prism18&gt;</text:p>
          </table:table-cell>
          <table:table-cell table:number-columns-repeated="1021"/>
        </table:table-row>
        <table:table-row table:style-name="ro2">
          <table:table-cell office:value-type="string">
            <text:p>&lt;element hexahedron8&gt;</text:p>
          </table:table-cell>
          <table:table-cell table:number-columns-repeated="2" office:value-type="string">
            <text:p>"hexahedron8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office:value-type="string">
            <text:p>&lt;element hexahedron8 set&gt;</text:p>
          </table:table-cell>
          <table:table-cell table:number-columns-repeated="1013"/>
        </table:table-row>
        <table:table-row table:style-name="ro2">
          <table:table-cell office:value-type="string">
            <text:p>&lt;element hexahedron20&gt;</text:p>
          </table:table-cell>
          <table:table-cell table:number-columns-repeated="2" office:value-type="string">
            <text:p>"hexahedron20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9*( , &lt;reference&gt; )</text:p>
          </table:table-cell>
          <table:table-cell office:value-type="string">
            <text:p>]</text:p>
          </table:table-cell>
          <table:table-cell office:value-type="string">
            <text:p>&lt;element hexahedron20 set&gt;</text:p>
          </table:table-cell>
          <table:table-cell table:number-columns-repeated="1013"/>
        </table:table-row>
        <table:table-row table:style-name="ro2">
          <table:table-cell office:value-type="string">
            <text:p>&lt;element hexahedron27&gt;</text:p>
          </table:table-cell>
          <table:table-cell table:number-columns-repeated="2" office:value-type="string">
            <text:p>"hexahedron27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6*( , &lt;reference&gt; )</text:p>
          </table:table-cell>
          <table:table-cell office:value-type="string">
            <text:p>]</text:p>
          </table:table-cell>
          <table:table-cell office:value-type="string">
            <text:p>&lt;element hexahedron27 set&gt;</text:p>
          </table:table-cell>
          <table:table-cell table:number-columns-repeated="1013"/>
        </table:table-row>
        <table:table-row table:style-name="ro2">
          <table:table-cell office:value-type="string">
            <text:p>&lt;element tetrahedron4&gt;</text:p>
          </table:table-cell>
          <table:table-cell table:number-columns-repeated="2" office:value-type="string">
            <text:p>"tetrahedron4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 )</text:p>
          </table:table-cell>
          <table:table-cell office:value-type="string">
            <text:p>]</text:p>
          </table:table-cell>
          <table:table-cell office:value-type="string">
            <text:p>&lt;element tetrahedron4 set&gt;</text:p>
          </table:table-cell>
          <table:table-cell table:number-columns-repeated="1013"/>
        </table:table-row>
        <table:table-row table:style-name="ro2">
          <table:table-cell office:value-type="string">
            <text:p>&lt;element tetrahedron10&gt;</text:p>
          </table:table-cell>
          <table:table-cell table:number-columns-repeated="2" office:value-type="string">
            <text:p>"tetrahedron10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9*( , &lt;reference&gt; )</text:p>
          </table:table-cell>
          <table:table-cell office:value-type="string">
            <text:p>]</text:p>
          </table:table-cell>
          <table:table-cell office:value-type="string">
            <text:p>&lt;element tetrahedron10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6&gt;</text:p>
          </table:table-cell>
          <table:table-cell table:number-columns-repeated="2" office:value-type="string">
            <text:p>"prism6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 )</text:p>
          </table:table-cell>
          <table:table-cell office:value-type="string">
            <text:p>]</text:p>
          </table:table-cell>
          <table:table-cell office:value-type="string">
            <text:p>&lt;element prism6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15&gt;</text:p>
          </table:table-cell>
          <table:table-cell table:number-columns-repeated="2" office:value-type="string">
            <text:p>"prism15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4*( , &lt;reference&gt; )</text:p>
          </table:table-cell>
          <table:table-cell office:value-type="string">
            <text:p>]</text:p>
          </table:table-cell>
          <table:table-cell office:value-type="string">
            <text:p>&lt;element prism15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18&gt;</text:p>
          </table:table-cell>
          <table:table-cell table:number-columns-repeated="2" office:value-type="string">
            <text:p>"prism18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7*( , &lt;reference&gt; )</text:p>
          </table:table-cell>
          <table:table-cell office:value-type="string">
            <text:p>]</text:p>
          </table:table-cell>
          <table:table-cell office:value-type="string">
            <text:p>&lt;element prism18 set&gt;</text:p>
          </table:table-cell>
          <table:table-cell table:number-columns-repeated="1013"/>
        </table:table-row>
        <table:table-row table:style-name="ro3">
          <table:table-cell office:value-type="string">
            <text:p>&lt;element typ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type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 material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material&gt;</text:p>
          </table:table-cell>
          <table:table-cell table:number-columns-repeated="2" office:value-type="string">
            <text:p>"material"</text:p>
          </table:table-cell>
          <table:table-cell office:value-type="string">
            <text:p>:</text:p>
          </table:table-cell>
          <table:table-cell office:value-type="string">
            <text:p>&lt;reference&gt;</text:p>
          </table:table-cell>
          <table:table-cell office:value-type="string">
            <text:p>&lt;element material set&gt;</text:p>
          </table:table-cell>
          <table:table-cell table:number-columns-repeated="1018"/>
        </table:table-row>
        <table:table-row table:style-name="ro3">
          <table:table-cell office:value-type="string">
            <text:p>&lt;element material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&gt;</text:p>
          </table:table-cell>
          <table:table-cell office:value-type="string">
            <text:p>&lt;element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element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xtra definitions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xtra definitions&gt;</text:p>
          </table:table-cell>
          <table:table-cell office:value-type="string">
            <text:p>"groups"</text:p>
          </table:table-cell>
          <table:table-cell office:value-type="string">
            <text:p>&lt;groups list&gt;</text:p>
          </table:table-cell>
          <table:table-cell office:value-type="string">
            <text:p>&lt;group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node restrictions"</text:p>
          </table:table-cell>
          <table:table-cell office:value-type="string">
            <text:p>&lt;node restrictions list&gt;</text:p>
          </table:table-cell>
          <table:table-cell office:value-type="string">
            <text:p>&lt;node restriction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load patterns"</text:p>
          </table:table-cell>
          <table:table-cell office:value-type="string">
            <text:p>&lt;load patterns list&gt;</text:p>
          </table:table-cell>
          <table:table-cell office:value-type="string">
            <text:p>&lt;load pattern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groups list&gt;</text:p>
          </table:table-cell>
          <table:table-cell table:style-name="ce11" office:value-type="string">
            <text:p>"groups"</text:p>
          </table:table-cell>
          <table:table-cell table:style-name="ce5" office:value-type="string">
            <text:p>"group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{</text:p>
          </table:table-cell>
          <table:table-cell table:style-name="ce5" office:value-type="string">
            <text:p>&lt;group type&gt;</text:p>
          </table:table-cell>
          <table:table-cell table:style-name="ce5" office:value-type="string">
            <text:p>}</text:p>
          </table:table-cell>
          <table:table-cell table:style-name="ce5" table:number-columns-repeated="1017"/>
        </table:table-row>
        <table:table-row table:style-name="ro2">
          <table:table-cell office:value-type="string">
            <text:p>&lt;group type&gt;</text:p>
          </table:table-cell>
          <table:table-cell office:value-type="string">
            <text:p>"nodes"</text:p>
          </table:table-cell>
          <table:table-cell office:value-type="string">
            <text:p>&lt;node group list&gt;</text:p>
          </table:table-cell>
          <table:table-cell office:value-type="string">
            <text:p>&lt;node group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elements"</text:p>
          </table:table-cell>
          <table:table-cell office:value-type="string">
            <text:p>&lt;element group list&gt;</text:p>
          </table:table-cell>
          <table:table-cell office:value-type="string">
            <text:p>&lt;element group list follow&gt;</text:p>
          </table:table-cell>
          <table:table-cell table:number-columns-repeated="1020"/>
        </table:table-row>
        <table:table-row table:style-name="ro2">
          <table:table-cell office:value-type="string">
            <text:p>&lt;groups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groups list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groups list follow follow&gt;</text:p>
          </table:table-cell>
          <table:table-cell office:value-type="string">
            <text:p>"node restrictions"</text:p>
          </table:table-cell>
          <table:table-cell office:value-type="string">
            <text:p>&lt;node restrictions list&gt;</text:p>
          </table:table-cell>
          <table:table-cell office:value-type="string">
            <text:p>&lt;node restriction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load patterns"</text:p>
          </table:table-cell>
          <table:table-cell office:value-type="string">
            <text:p>&lt;load patterns list&gt;</text:p>
          </table:table-cell>
          <table:table-cell office:value-type="string">
            <text:p>&lt;load pattern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node group list&gt;</text:p>
          </table:table-cell>
          <table:table-cell table:style-name="ce11" office:value-type="string">
            <text:p>"nodes"</text:p>
          </table:table-cell>
          <table:table-cell table:style-name="ce5" office:value-type="string">
            <text:p>"node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 group&gt;</text:p>
          </table:table-cell>
          <table:table-cell table:style-name="ce5" office:value-type="string">
            <text:p>&lt;node group set&gt;</text:p>
          </table:table-cell>
          <table:table-cell table:style-name="ce5" office:value-type="string">
            <text:p>&lt;node group follow&gt;</text:p>
          </table:table-cell>
          <table:table-cell table:style-name="ce5" office:value-type="string">
            <text:p>]</text:p>
          </table:table-cell>
          <table:table-cell table:style-name="ce5" table:number-columns-repeated="1015"/>
        </table:table-row>
        <table:table-row table:style-name="ro2">
          <table:table-cell office:value-type="string">
            <text:p>&lt;node group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 group list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office:value-type="string">
            <text:p>&lt;node group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 list&gt;</text:p>
          </table:table-cell>
          <table:table-cell office:value-type="string">
            <text:p>]</text:p>
          </table:table-cell>
          <table:table-cell office:value-type="string">
            <text:p>}</text:p>
          </table:table-cell>
          <table:table-cell table:number-columns-repeated="1013"/>
        </table:table-row>
        <table:table-row table:style-name="ro3">
          <table:table-cell office:value-type="string">
            <text:p>&lt;node group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group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 follow follow&gt;</text:p>
          </table:table-cell>
          <table:table-cell office:value-type="string">
            <text:p>{</text:p>
          </table:table-cell>
          <table:table-cell table:style-name="ce14" office:value-type="string">
            <text:p>&lt;node group&gt;</text:p>
          </table:table-cell>
          <table:table-cell office:value-type="string">
            <text:p>&lt;node group set&gt;</text:p>
          </table:table-cell>
          <table:table-cell office:value-type="string">
            <text:p>&lt;node group follow&gt;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&lt;element group list&gt;</text:p>
          </table:table-cell>
          <table:table-cell table:style-name="ce11" office:value-type="string">
            <text:p>[</text:p>
          </table:table-cell>
          <table:table-cell table:style-name="ce5" office:value-type="string">
            <text:p>"element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element group&gt;</text:p>
          </table:table-cell>
          <table:table-cell table:style-name="ce5" office:value-type="string">
            <text:p>&lt;element group set&gt;</text:p>
          </table:table-cell>
          <table:table-cell table:style-name="ce5" office:value-type="string">
            <text:p>&lt;element group follow&gt;</text:p>
          </table:table-cell>
          <table:table-cell table:style-name="ce5" office:value-type="string">
            <text:p>]</text:p>
          </table:table-cell>
          <table:table-cell table:style-name="ce5" table:number-columns-repeated="1015"/>
        </table:table-row>
        <table:table-row table:style-name="ro3">
          <table:table-cell table:style-name="ce6" office:value-type="string">
            <text:p>&lt;element group list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6" table:number-columns-repeated="1021"/>
        </table:table-row>
        <table:table-row table:style-name="ro3">
          <table:table-cell table:style-name="ce6" office:value-type="string">
            <text:p>&lt;element group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"element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 list&gt;</text:p>
          </table:table-cell>
          <table:table-cell office:value-type="string">
            <text:p>]</text:p>
          </table:table-cell>
          <table:table-cell table:style-name="ce6" table:number-columns-repeated="1014"/>
        </table:table-row>
        <table:table-row table:style-name="ro3">
          <table:table-cell office:value-type="string">
            <text:p>&lt;element group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7"/>
          <table:table-cell table:style-name="ce6" table:number-columns-repeated="1014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7"/>
          <table:table-cell table:style-name="ce6" table:number-columns-repeated="1014"/>
        </table:table-row>
        <table:table-row table:style-name="ro3">
          <table:table-cell office:value-type="string">
            <text:p>&lt;element group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element group follow follow&gt;</text:p>
          </table:table-cell>
          <table:table-cell table:number-columns-repeated="6"/>
          <table:table-cell table:style-name="ce6" table:number-columns-repeated="1014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7"/>
          <table:table-cell table:style-name="ce6" table:number-columns-repeated="1014"/>
        </table:table-row>
        <table:table-row table:style-name="ro3">
          <table:table-cell office:value-type="string">
            <text:p>&lt;element group follow follow&gt;</text:p>
          </table:table-cell>
          <table:table-cell office:value-type="string">
            <text:p>{</text:p>
          </table:table-cell>
          <table:table-cell table:style-name="ce14" office:value-type="string">
            <text:p>&lt;element group&gt;</text:p>
          </table:table-cell>
          <table:table-cell office:value-type="string">
            <text:p>&lt;element group set&gt;</text:p>
          </table:table-cell>
          <table:table-cell office:value-type="string">
            <text:p>&lt;element group follow&gt;</text:p>
          </table:table-cell>
          <table:table-cell table:style-name="ce1" table:number-columns-repeated="1019"/>
        </table:table-row>
        <table:table-row table:style-name="ro2">
          <table:table-cell table:style-name="ce5" office:value-type="string">
            <text:p>&lt;node restrictions list&gt;</text:p>
          </table:table-cell>
          <table:table-cell table:style-name="ce11" office:value-type="string">
            <text:p>"node restrictions"</text:p>
          </table:table-cell>
          <table:table-cell table:style-name="ce5" office:value-type="string">
            <text:p>"node restriction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 restriction&gt;</text:p>
          </table:table-cell>
          <table:table-cell table:style-name="ce5" office:value-type="string">
            <text:p>&lt;node restriction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table:style-name="ce6" office:value-type="string">
            <text:p>&lt;node restrictions list follow&gt;</text:p>
          </table:table-cell>
          <table:table-cell office:value-type="string">
            <text:p>,</text:p>
          </table:table-cell>
          <table:table-cell table:style-name="ce6" office:value-type="string">
            <text:p>,</text:p>
          </table:table-cell>
          <table:table-cell table:style-name="ce6" office:value-type="string">
            <text:p>&lt;node restrictions list follow follow&gt;</text:p>
          </table:table-cell>
          <table:table-cell table:style-name="ce6" table:number-columns-repeated="1020"/>
        </table:table-row>
        <table:table-row table:style-name="ro3">
          <table:table-cell table:style-name="ce6"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6" table:number-columns-repeated="1021"/>
        </table:table-row>
        <table:table-row table:style-name="ro3">
          <table:table-cell table:style-name="ce6" office:value-type="string">
            <text:p>&lt;node restrictions list follow follow&gt;</text:p>
          </table:table-cell>
          <table:table-cell office:value-type="string">
            <text:p>"load patterns"</text:p>
          </table:table-cell>
          <table:table-cell table:style-name="ce14" office:value-type="string">
            <text:p>&lt;load patterns list&gt;</text:p>
          </table:table-cell>
          <table:table-cell table:style-name="ce6" office:value-type="string">
            <text:p>&lt;load patterns list follow&gt;</text:p>
          </table:table-cell>
          <table:table-cell table:style-name="ce6" table:number-columns-repeated="1020"/>
        </table:table-row>
        <table:table-row table:style-name="ro2">
          <table:table-cell office:value-type="string">
            <text:p>&lt;node restriction&gt;</text:p>
          </table:table-cell>
          <table:table-cell table:number-columns-repeated="2" office:value-type="string">
            <text:p>{</text:p>
          </table:table-cell>
          <table:table-cell office:value-type="string">
            <text:p>&lt;node reference&gt;</text:p>
          </table:table-cell>
          <table:table-cell office:value-type="string">
            <text:p>,</text:p>
          </table:table-cell>
          <table:table-cell office:value-type="string">
            <text:p>&lt;node dof&gt;</text:p>
          </table:table-cell>
          <table:table-cell office:value-type="string">
            <text:p>}</text:p>
          </table:table-cell>
          <table:table-cell office:value-type="string">
            <text:p>&lt;node restriction set&gt;</text:p>
          </table:table-cell>
          <table:table-cell table:number-columns-repeated="1016"/>
        </table:table-row>
        <table:table-row table:style-name="ro2">
          <table:table-cell office:value-type="string">
            <text:p>&lt;node reference&gt;</text:p>
          </table:table-cell>
          <table:table-cell table:number-columns-repeated="2" office:value-type="string">
            <text:p>"node"</text:p>
          </table:table-cell>
          <table:table-cell office:value-type="string">
            <text:p>:</text:p>
          </table:table-cell>
          <table:table-cell office:value-type="string">
            <text:p>&lt;multi reference&gt;</text:p>
          </table:table-cell>
          <table:table-cell office:value-type="string">
            <text:p>&lt;node reference set&gt;</text:p>
          </table:table-cell>
          <table:table-cell table:number-columns-repeated="1018"/>
        </table:table-row>
        <table:table-row table:style-name="ro3">
          <table:table-cell office:value-type="string">
            <text:p>&lt;node 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&gt;</text:p>
          </table:table-cell>
          <table:table-cell office:value-type="string">
            <text:p>"dx"</text:p>
          </table:table-cell>
          <table:table-cell office:value-type="string">
            <text:p>&lt;node dof dx&gt;</text:p>
          </table:table-cell>
          <table:table-cell office:value-type="string">
            <text:p>&lt;node dof dx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y"</text:p>
          </table:table-cell>
          <table:table-cell office:value-type="string">
            <text:p>&lt;node dof dy&gt;</text:p>
          </table:table-cell>
          <table:table-cell office:value-type="string">
            <text:p>&lt;node dof dy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2">
          <table:table-cell office:value-type="string">
            <text:p>&lt;node dof dx&gt;</text:p>
          </table:table-cell>
          <table:table-cell table:number-columns-repeated="2" office:value-type="string">
            <text:p>"dx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x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x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x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dof dx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x follow follow&gt;</text:p>
          </table:table-cell>
          <table:table-cell office:value-type="string">
            <text:p>"dy"</text:p>
          </table:table-cell>
          <table:table-cell office:value-type="string">
            <text:p>&lt;node dof dy&gt;</text:p>
          </table:table-cell>
          <table:table-cell office:value-type="string">
            <text:p>&lt;node dof dy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y&gt;</text:p>
          </table:table-cell>
          <table:table-cell table:number-columns-repeated="2" office:value-type="string">
            <text:p>"dy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y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y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y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dof dy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y follow follow&gt;</text:p>
          </table:table-cell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z&gt;</text:p>
          </table:table-cell>
          <table:table-cell table:number-columns-repeated="2" office:value-type="string">
            <text:p>"dz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z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z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z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restriction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restriction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e restriction&gt;</text:p>
          </table:table-cell>
          <table:table-cell office:value-type="string">
            <text:p>&lt;node restriction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load patterns list&gt;</text:p>
          </table:table-cell>
          <table:table-cell table:number-columns-repeated="2" office:value-type="string">
            <text:p>"load pattern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load pattern&gt;</text:p>
          </table:table-cell>
          <table:table-cell office:value-type="string">
            <text:p>&lt;load pattern follow&gt;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load pattern&gt;</text:p>
          </table:table-cell>
          <table:table-cell table:number-columns-repeated="2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&lt;load pattern label follow&gt;</text:p>
          </table:table-cell>
          <table:table-cell office:value-type="string">
            <text:p>}</text:p>
          </table:table-cell>
          <table:table-cell office:value-type="string">
            <text:p>&lt;load pattern set&gt;</text:p>
          </table:table-cell>
          <table:table-cell table:number-columns-repeated="1016"/>
        </table:table-row>
        <table:table-row table:style-name="ro2">
          <table:table-cell office:value-type="string">
            <text:p>&lt;load pattern label follow&gt;</text:p>
          </table:table-cell>
          <table:table-cell office:value-type="string">
            <text:p>"nodal loads"</text:p>
          </table:table-cell>
          <table:table-cell office:value-type="string">
            <text:p>&lt;nodal loads list&gt;</text:p>
          </table:table-cell>
          <table:table-cell office:value-type="string">
            <text:p>&lt;nodal load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surface loads"</text:p>
          </table:table-cell>
          <table:table-cell office:value-type="string">
            <text:p>&lt;surface loads list&gt;</text:p>
          </table:table-cell>
          <table:table-cell office:value-type="string">
            <text:p>&lt;surface load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omain loads"</text:p>
          </table:table-cell>
          <table:table-cell office:value-type="string">
            <text:p>&lt;domain loads list&gt;</text:p>
          </table:table-cell>
          <table:table-cell office:value-type="string">
            <text:p>&lt;domain load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nodal loads list&gt;</text:p>
          </table:table-cell>
          <table:table-cell table:style-name="ce11" office:value-type="string">
            <text:p>"nodal loads"</text:p>
          </table:table-cell>
          <table:table-cell table:style-name="ce5" office:value-type="string">
            <text:p>"nodal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al load&gt;</text:p>
          </table:table-cell>
          <table:table-cell table:style-name="ce5" office:value-type="string">
            <text:p>&lt;nodal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nodal load&gt;</text:p>
          </table:table-cell>
          <table:table-cell table:number-columns-repeated="2" office:value-type="string">
            <text:p>{</text:p>
          </table:table-cell>
          <table:table-cell office:value-type="string">
            <text:p>&lt;node reference&gt;</text:p>
          </table:table-cell>
          <table:table-cell office:value-type="string">
            <text:p>,</text:p>
          </table:table-cell>
          <table:table-cell office:value-type="string">
            <text:p>&lt;nodal load force&gt;</text:p>
          </table:table-cell>
          <table:table-cell office:value-type="string">
            <text:p>}</text:p>
          </table:table-cell>
          <table:table-cell office:value-type="string">
            <text:p>&lt;nodal load set&gt;</text:p>
          </table:table-cell>
          <table:table-cell table:number-columns-repeated="1016"/>
        </table:table-row>
        <table:table-row table:style-name="ro3">
          <table:table-cell office:value-type="string">
            <text:p>&lt;nodal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al load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al load&gt;</text:p>
          </table:table-cell>
          <table:table-cell office:value-type="string">
            <text:p>&lt;nodal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al load force&gt;</text:p>
          </table:table-cell>
          <table:table-cell office:value-type="string">
            <text:p>"force"</text:p>
          </table:table-cell>
          <table:table-cell table:style-name="ce14" office:value-type="string">
            <text:p>"force"</text:p>
          </table:table-cell>
          <table:table-cell office:value-type="string">
            <text:p>:</text:p>
          </table:table-cell>
          <table:table-cell office:value-type="string">
            <text:p>&lt;vector3D&gt;</text:p>
          </table:table-cell>
          <table:table-cell table:number-columns-repeated="1019"/>
        </table:table-row>
        <table:table-row table:style-name="ro2">
          <table:table-cell office:value-type="string">
            <text:p>&lt;nodal loads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al loads list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&lt;surface loads list&gt;</text:p>
          </table:table-cell>
          <table:table-cell table:style-name="ce11" office:value-type="string">
            <text:p>"surface loads"</text:p>
          </table:table-cell>
          <table:table-cell table:style-name="ce18" office:value-type="string">
            <text:p>"surface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surface load&gt;</text:p>
          </table:table-cell>
          <table:table-cell table:style-name="ce5" office:value-type="string">
            <text:p>&lt;surface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3">
          <table:table-cell office:value-type="string">
            <text:p>&lt;surface load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&lt;surface load type&gt;</text:p>
          </table:table-cell>
          <table:table-cell office:value-type="string">
            <text:p>}</text:p>
          </table:table-cell>
          <table:table-cell office:value-type="string">
            <text:p>&lt;surface load set&gt;</text:p>
          </table:table-cell>
          <table:table-cell table:number-columns-repeated="1016"/>
        </table:table-row>
        <table:table-row table:style-name="ro2">
          <table:table-cell office:value-type="string">
            <text:p>&lt;surface load type&gt;</text:p>
          </table:table-cell>
          <table:table-cell office:value-type="string">
            <text:p>"triangle3"</text:p>
          </table:table-cell>
          <table:table-cell table:style-name="ce6" office:value-type="string">
            <text:p>"triangle3"</text:p>
          </table:table-cell>
          <table:table-cell office:value-type="string">
            <text:p>,</text:p>
          </table:table-cell>
          <table:table-cell office:value-type="string">
            <text:p>&lt;surface triangle3 nodes&gt;</text:p>
          </table:table-cell>
          <table:table-cell office:value-type="string">
            <text:p>,</text:p>
          </table:table-cell>
          <table:table-cell office:value-type="string">
            <text:p>&lt;surface triangle3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triangle6"</text:p>
          </table:table-cell>
          <table:table-cell table:style-name="ce6" office:value-type="string">
            <text:p>"triangle6"</text:p>
          </table:table-cell>
          <table:table-cell office:value-type="string">
            <text:p>,</text:p>
          </table:table-cell>
          <table:table-cell office:value-type="string">
            <text:p>&lt;surface triangle6 nodes&gt;</text:p>
          </table:table-cell>
          <table:table-cell office:value-type="string">
            <text:p>,</text:p>
          </table:table-cell>
          <table:table-cell office:value-type="string">
            <text:p>&lt;surface triangle6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4"</text:p>
          </table:table-cell>
          <table:table-cell table:style-name="ce6" office:value-type="string">
            <text:p>"quadrangle4"</text:p>
          </table:table-cell>
          <table:table-cell office:value-type="string">
            <text:p>,</text:p>
          </table:table-cell>
          <table:table-cell office:value-type="string">
            <text:p>&lt;surface quad4 nodes&gt;</text:p>
          </table:table-cell>
          <table:table-cell office:value-type="string">
            <text:p>,</text:p>
          </table:table-cell>
          <table:table-cell office:value-type="string">
            <text:p>&lt;surface quad4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8"</text:p>
          </table:table-cell>
          <table:table-cell table:style-name="ce6" office:value-type="string">
            <text:p>"quadrangle8"</text:p>
          </table:table-cell>
          <table:table-cell office:value-type="string">
            <text:p>,</text:p>
          </table:table-cell>
          <table:table-cell office:value-type="string">
            <text:p>&lt;surface quad8 nodes&gt;</text:p>
          </table:table-cell>
          <table:table-cell office:value-type="string">
            <text:p>,</text:p>
          </table:table-cell>
          <table:table-cell office:value-type="string">
            <text:p>&lt;surface quad8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9"</text:p>
          </table:table-cell>
          <table:table-cell table:style-name="ce6" office:value-type="string">
            <text:p>"quadrangle9"</text:p>
          </table:table-cell>
          <table:table-cell office:value-type="string">
            <text:p>,</text:p>
          </table:table-cell>
          <table:table-cell office:value-type="string">
            <text:p>&lt;surface qua9 nodes&gt;</text:p>
          </table:table-cell>
          <table:table-cell office:value-type="string">
            <text:p>,</text:p>
          </table:table-cell>
          <table:table-cell office:value-type="string">
            <text:p>&lt;surface quad9 forces&gt;</text:p>
          </table:table-cell>
          <table:table-cell table:number-columns-repeated="1017"/>
        </table:table-row>
        <table:table-row table:style-name="ro2">
          <table:table-cell office:value-type="string">
            <text:p>&lt;surface triangle3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6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4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8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9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8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3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6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4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8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9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8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3">
          <table:table-cell office:value-type="string">
            <text:p>&lt;surface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surface load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surface load&gt;</text:p>
          </table:table-cell>
          <table:table-cell office:value-type="string">
            <text:p>&lt;surface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&lt;domain loads list&gt;</text:p>
          </table:table-cell>
          <table:table-cell table:style-name="ce11" office:value-type="string">
            <text:p>"domain loads"</text:p>
          </table:table-cell>
          <table:table-cell table:style-name="ce18" office:value-type="string">
            <text:p>"domain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domain load&gt;</text:p>
          </table:table-cell>
          <table:table-cell table:style-name="ce5" office:value-type="string">
            <text:p>&lt;domain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3">
          <table:table-cell office:value-type="string">
            <text:p>&lt;domain load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element reference&gt;</text:p>
          </table:table-cell>
          <table:table-cell office:value-type="string">
            <text:p>,</text:p>
          </table:table-cell>
          <table:table-cell office:value-type="string">
            <text:p>&lt;domain force&gt;</text:p>
          </table:table-cell>
          <table:table-cell office:value-type="string">
            <text:p>}</text:p>
          </table:table-cell>
          <table:table-cell office:value-type="string">
            <text:p>&lt;domain load set&gt;</text:p>
          </table:table-cell>
          <table:table-cell table:number-columns-repeated="1016"/>
        </table:table-row>
        <table:table-row table:style-name="ro3">
          <table:table-cell office:value-type="string">
            <text:p>&lt;domain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element reference&gt;</text:p>
          </table:table-cell>
          <table:table-cell office:value-type="string">
            <text:p>"element"</text:p>
          </table:table-cell>
          <table:table-cell table:style-name="ce14" office:value-type="string">
            <text:p>"element"</text:p>
          </table:table-cell>
          <table:table-cell office:value-type="string">
            <text:p>:</text:p>
          </table:table-cell>
          <table:table-cell office:value-type="string">
            <text:p>&lt;multi reference&gt;</text:p>
          </table:table-cell>
          <table:table-cell table:number-columns-repeated="1019"/>
        </table:table-row>
        <table:table-row table:style-name="ro3">
          <table:table-cell office:value-type="string">
            <text:p>&lt;domain force&gt;</text:p>
          </table:table-cell>
          <table:table-cell office:value-type="string">
            <text:p>"force"</text:p>
          </table:table-cell>
          <table:table-cell table:style-name="ce14" office:value-type="string">
            <text:p>"force"</text:p>
          </table:table-cell>
          <table:table-cell office:value-type="string">
            <text:p>:</text:p>
          </table:table-cell>
          <table:table-cell office:value-type="string">
            <text:p>&lt;vector3D&gt;</text:p>
          </table:table-cell>
          <table:table-cell table:number-columns-repeated="1019"/>
        </table:table-row>
        <table:table-row table:style-name="ro3">
          <table:table-cell office:value-type="string">
            <text:p>&lt;domain load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domain load&gt;</text:p>
          </table:table-cell>
          <table:table-cell office:value-type="string">
            <text:p>&lt;domain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domain loads list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,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5" office:value-type="string">
            <text:p>&lt;nodal loads list follow follow&gt;</text:p>
          </table:table-cell>
          <table:table-cell table:style-name="ce11" office:value-type="string">
            <text:p>"surface loads"</text:p>
          </table:table-cell>
          <table:table-cell table:style-name="ce5" office:value-type="string">
            <text:p>&lt;surface loads list&gt;</text:p>
          </table:table-cell>
          <table:table-cell table:style-name="ce5" office:value-type="string">
            <text:p>&lt;surface loads list follow&gt;</text:p>
          </table:table-cell>
          <table:table-cell table:style-name="ce5" table:number-columns-repeated="1020"/>
        </table:table-row>
        <table:table-row table:style-name="ro2">
          <table:table-cell/>
          <table:table-cell office:value-type="string">
            <text:p>"domain loads"</text:p>
          </table:table-cell>
          <table:table-cell office:value-type="string">
            <text:p>&lt;domain loads list&gt;</text:p>
          </table:table-cell>
          <table:table-cell office:value-type="string">
            <text:p>&lt;domain loads list follow&gt;</text:p>
          </table:table-cell>
          <table:table-cell table:number-columns-repeated="1020"/>
        </table:table-row>
        <table:table-row table:style-name="ro3">
          <table:table-cell office:value-type="string">
            <text:p>&lt;load pattern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load pattern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load pattern&gt;</text:p>
          </table:table-cell>
          <table:table-cell office:value-type="string">
            <text:p>&lt;load pattern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load patterns list follow&gt;</text:p>
          </table:table-cell>
          <table:table-cell table:number-columns-repeated="1023"/>
        </table:table-row>
        <table:table-row table:style-name="ro2" table:number-rows-repeated="10483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8/09/2011</text:date>, <text:time>20:5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20H31M18S</meta:editing-duration>
    <meta:editing-cycles>120</meta:editing-cycles>
    <meta:generator>LibreOffice/3.3$Unix LibreOffice_project/330m19$Build-202</meta:generator>
    <dc:date>2011-08-09T20:54:18</dc:date>
    <meta:document-statistic meta:table-count="3" meta:cell-count="879" meta:object-count="0"/>
    <meta:user-defined meta:name="Info 1"/>
    <meta:user-defined meta:name="Info 2"/>
    <meta:user-defined meta:name="Info 3"/>
    <meta:user-defined meta:name="Info 4"/>
  </office:meta>
</office:document-meta>
</file>